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bitmap" draw:fill-image-name="_35__20_Percent" draw:textarea-horizontal-align="justify" draw:textarea-vertical-align="middle" draw:auto-grow-height="false" fo:min-height="2.75cm" fo:min-width="17.1cm"/>
    </style:style>
    <style:style style:name="gr3" style:family="graphic" style:parent-style-name="standard">
      <style:graphic-properties draw:fill="bitmap" draw:fill-image-name="_35__20_Percent" draw:textarea-horizontal-align="justify" draw:textarea-vertical-align="middle" draw:auto-grow-height="false" fo:min-height="2.75cm" fo:min-width="22.7cm"/>
    </style:style>
    <style:style style:name="gr4" style:family="graphic" style:parent-style-name="standard">
      <style:graphic-properties draw:fill="bitmap" draw:fill-image-name="_35__20_Percent" draw:textarea-horizontal-align="justify" draw:textarea-vertical-align="middle" draw:auto-grow-height="false" fo:min-height="5.95cm" fo:min-width="22.7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style:font-name="Courier 10 Pitch1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text-properties style:font-name="Noto Sans Mono CJK SC Regular" fo:font-size="32pt" fo:font-weight="normal" style:font-name-asian="Noto Sans Mono CJK SC Regular" style:font-size-asian="32pt" style:font-weight-asian="normal" style:font-size-complex="32pt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top="0.3cm" fo:margin-bottom="0cm"/>
    </style:style>
    <style:style style:name="P11" style:family="paragraph">
      <style:paragraph-properties fo:margin-top="0.3cm" fo:margin-bottom="0cm"/>
      <style:text-properties fo:font-size="30pt" fo:font-weight="normal" style:font-size-asian="30pt" style:font-weight-asian="normal" style:font-size-complex="30pt" style:font-weight-complex="normal"/>
    </style:style>
    <style:style style:name="P12" style:family="paragraph">
      <style:paragraph-properties fo:margin-top="0.2cm" fo:margin-bottom="0cm"/>
    </style:style>
    <style:style style:name="P13" style:family="paragraph">
      <loext:graphic-properties draw:fill="bitmap" draw:fill-image-name="_35__20_Percent"/>
      <style:paragraph-properties fo:text-align="center"/>
      <style:text-properties style:font-name="Courier 10 Pitch" fo:font-size="26pt" style:font-size-asian="26pt" style:font-size-complex="26pt"/>
    </style:style>
    <style:style style:name="P14" style:family="paragraph">
      <loext:graphic-properties draw:fill="bitmap" draw:fill-image-name="_35__20_Percent"/>
      <style:paragraph-properties fo:text-align="start"/>
      <style:text-properties style:font-name="Courier 10 Pitch" fo:font-size="26pt" style:font-size-asian="26pt" style:font-size-complex="26pt"/>
    </style:style>
    <style:style style:name="T1" style:family="text">
      <style:text-properties style:font-name="Courier 10 Pitch1"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0pt" fo:font-weight="normal" style:font-size-asian="30pt" style:font-weight-asian="normal" style:font-size-complex="30pt" style:font-weight-complex="normal"/>
    </style:style>
    <style:style style:name="T6" style:family="text">
      <style:text-properties style:font-name="Courier 10 Pitch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任务练习：实现本地</text:span><text:span text:style-name="T1">token</text:span><text:span text:style-name="T1">服务</text:span><text:span text:style-name="T1">与</text:span><text:span text:style-name="T1">API</text:span><text:span text:style-name="T1">封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练习1：access_token动态更新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公众号提供的接口，开发者在网站中接入，就相当于也充当了客户端的角色。</text:span></text:p>
              </text:list-item>
              <text:list-item>
                <text:p><text:span text:style-name="T2">不要把</text:span><text:span text:style-name="T2">AppID</text:span><text:span text:style-name="T2">、</text:span><text:span text:style-name="T2">AppSecret</text:span><text:span text:style-name="T2">、</text:span><text:span text:style-name="T2">access_token</text:span><text:span text:style-name="T2">放在网站的前端页面，这很不安全。</text:span></text:p>
              </text:list-item>
              <text:list-item>
                <text:p><text:span text:style-name="T2">在之前的实现中，动态保存</text:span><text:span text:style-name="T2">access_token</text:span><text:span text:style-name="T2">使用了本地文件保存，这在实际的业务场景中是有一些问题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172cm" svg:x="1.4cm" svg:y="0.628cm" presentation:class="title">
          <draw:text-box>
            <text:p text:style-name="P5"><text:span text:style-name="T3">文件保存</text:span><text:span text:style-name="T3">access_token</text:span><text:span text:style-name="T3">的问题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如果是在网站后台调用，可能出现多个请求都需要access_token，但是已过期。</text:p>
              </text:list-item>
              <text:list-item>
                <text:p>此时多个请求都会去重新获取access_token并保存到文件，于是会出现冲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解决方案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使用单独的线程定期更新access_token。</text:p>
              </text:list-item>
              <text:list-item>
                <text:p>其他请求则仅仅是尝试获取access_token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实现方式</text:p>
          </draw:text-box>
        </draw:frame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4">用于保存</text:span><text:span text:style-name="T4">access_token</text:span><text:span text:style-name="T4">的方式可以使数据库，也可以是在内存中。</text:span></text:p>
              </text:list-item>
              <text:list-item>
                <text:p><text:span text:style-name="T4">使用定时器定期更新</text:span><text:span text:style-name="T4">access_token</text:span><text:span text:style-name="T4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设计参考方案1</text:p>
          </draw:text-box>
        </draw:frame>
        <draw:frame presentation:style-name="pr5" draw:text-style-name="P1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使用数据库：启用单独的线程</text:span><text:span text:style-name="T5">/</text:span><text:span text:style-name="T5">进程设置定时器把获取的</text:span><text:span text:style-name="T5">access_token</text:span><text:span text:style-name="T5">写入到数据库。</text:span></text:p>
              </text:list-item>
              <text:list-item>
                <text:p text:style-name="P10"><text:span text:style-name="T5">调用其他接口如创建菜单、上传素材等则先去数据库获取</text:span><text:span text:style-name="T5">access_token</text:span><text:span text:style-name="T5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设计参考方案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启用一个本地服务，只返回access_token。</text:p>
              </text:list-item>
              <text:list-item>
                <text:p>服务启动后会设置定时器，把access_token等附加信息保存到一个全局变量。</text:p>
              </text:list-item>
              <text:list-item>
                <text:p>服务接口只是返回全局变量保存的access_token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要求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实现动态获取access_token，并且在有多个请求时，不会导致access_token冲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练习2：封装菜单管理、素材管理接口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设计一个微信公众号接口开发库，把菜单管理、素材管理进行封装。</text:p>
              </text:list-item>
              <text:list-item>
                <text:p>使用者在调用接口时，只需要传递需要的参数，并获取结果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示例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2">创建自定义菜单：</text:p>
                <text:p text:style-name="P12"/>
                <text:p text:style-name="P12"/>
              </text:list-item>
              <text:list-item>
                <text:p text:style-name="P12">或者显式传递access_token:</text:p>
              </text:list-item>
            </text:list>
          </draw:text-box>
        </draw:frame>
        <draw:custom-shape draw:style-name="gr2" draw:text-style-name="P13" draw:layer="layout" svg:width="17.6cm" svg:height="3cm" svg:x="3.2cm" svg:y="5.4cm">
          <text:p text:style-name="P1"><text:span text:style-name="T6">//menu_data</text:span><text:span text:style-name="T6">是菜单数据</text:span></text:p>
          <text:p text:style-name="P1"><text:span text:style-name="T6">wxapi.menu.set(menu_data);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3.2cm" svg:height="3cm" svg:x="3.2cm" svg:y="10.8cm">
          <text:p text:style-name="P1"><text:span text:style-name="T6">//menu_data</text:span><text:span text:style-name="T6">是菜单数据</text:span></text:p>
          <text:p text:style-name="P1"><text:span text:style-name="T6">wxapi.menu.set(access_token, menu_data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上传图片素材：</text:p>
                <text:p/>
              </text:list-item>
            </text:list>
          </draw:text-box>
        </draw:frame>
        <draw:custom-shape draw:style-name="gr4" draw:text-style-name="P14" draw:layer="layout" svg:width="23.2cm" svg:height="6.2cm" svg:x="3.2cm" svg:y="5.8cm">
          <text:p text:style-name="P5"><text:span text:style-name="T6">//</text:span><text:span text:style-name="T6">文件路径，第二个参数传递选项表明类型</text:span></text:p>
          <text:p text:style-name="P5"><text:span text:style-name="T6">wxapi.media.upload(image_file, {</text:span></text:p>
          <text:p text:style-name="P5"><text:span text:style-name="T6"><text:s text:c="4"/></text:span><text:span text:style-name="T6">type : ‘image’</text:span></text:p>
          <text:p text:style-name="P5"><text:span text:style-name="T6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设计参考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公众号提供的接口，就是通过参数构造URL并进行调用。</text:p>
              </text:list-item>
              <text:list-item>
                <text:p>重复的内容可以抽离出来进行封装，URL参数或者POST提交的数据都可以作为封装接口的参数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练习3：用户和标签管理接口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0">学习过菜单管理和素材管理接口的调用以后，同学们可自行学习如何调用用户与标签管理的接口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3-26T07:09:12.789821949</dc:date>
    <meta:editing-duration>PT5H26M30S</meta:editing-duration>
    <meta:editing-cycles>100</meta:editing-cycles>
    <meta:generator>LibreOffice/6.0.7.3$Linux_X86_64 LibreOffice_project/00m0$Build-3</meta:generator>
    <meta:document-statistic meta:object-count="76"/>
  </office:meta>
</office:document-meta>
</file>